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2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05cm" fo:margin-top="0cm" fo:margin-bottom="0cm" table:align="center" fo:background-color="#ced7e7" style:writing-mode="lr-tb">
        <style:background-image/>
      </style:table-properties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7.006cm"/>
    </style:style>
    <style:style style:name="Tabela1.D" style:family="table-column">
      <style:table-column-properties style:column-width="4.498cm"/>
    </style:style>
    <style:style style:name="Tabela1.1" style:family="table-row">
      <style:table-row-properties style:min-row-height="0.437cm" fo:keep-together="auto"/>
    </style:style>
    <style:style style:name="Tabela1.A1" style:family="table-cell">
      <style:table-cell-properties style:vertical-align="" fo:background-color="#dfdfdf" fo:padding="0.141cm" fo:border="0.75pt solid #000000">
        <style:background-image/>
      </style:table-cell-properties>
    </style:style>
    <style:style style:name="Tabela1.B1" style:family="table-cell">
      <style:table-cell-properties style:vertical-align="" fo:background-color="#dfdfdf" fo:padding-left="0.201cm" fo:padding-right="0.141cm" fo:padding-top="0.141cm" fo:padding-bottom="0.141cm" fo:border="0.75pt solid #000000">
        <style:background-image/>
      </style:table-cell-properties>
    </style:style>
    <style:style style:name="Tabela1.D1" style:family="table-cell">
      <style:table-cell-properties style:vertical-align="" fo:background-color="#dfdfdf" fo:padding-left="0.194cm" fo:padding-right="0.141cm" fo:padding-top="0.141cm" fo:padding-bottom="0.141cm" fo:border="0.75pt solid #000000">
        <style:background-image/>
      </style:table-cell-properties>
    </style:style>
    <style:style style:name="Tabela1.2" style:family="table-row">
      <style:table-row-properties style:min-row-height="0.485cm" fo:keep-together="auto"/>
    </style:style>
    <style:style style:name="Tabela1.A2" style:family="table-cell">
      <style:table-cell-properties style:vertical-align="" fo:background-color="#ced7e7" fo:padding="0.141cm" fo:border="0.75pt solid #000000">
        <style:background-image/>
      </style:table-cell-properties>
    </style:style>
    <style:style style:name="Tabela1.B2" style:family="table-cell">
      <style:table-cell-properties style:vertical-align="" fo:background-color="#ced7e7" fo:padding-left="0.201cm" fo:padding-right="0.141cm" fo:padding-top="0.141cm" fo:padding-bottom="0.141cm" fo:border="0.75pt solid #000000">
        <style:background-image/>
      </style:table-cell-properties>
    </style:style>
    <style:style style:name="Tabela1.D2" style:family="table-cell">
      <style:table-cell-properties style:vertical-align="" fo:background-color="#ced7e7" fo:padding-left="0.194cm" fo:padding-right="0.141cm" fo:padding-top="0.141cm" fo:padding-bottom="0.141cm" fo:border="0.75pt solid #000000">
        <style:background-image/>
      </style:table-cell-properties>
    </style:style>
    <style:style style:name="Tabela2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0.751cm"/>
    </style:style>
    <style:style style:name="Tabela2.C" style:family="table-column">
      <style:table-column-properties style:column-width="3.5cm"/>
    </style:style>
    <style:style style:name="Tabela2.D" style:family="table-column">
      <style:table-column-properties style:column-width="0.75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3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0.751cm"/>
    </style:style>
    <style:style style:name="Tabela3.C" style:family="table-column">
      <style:table-column-properties style:column-width="3.5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4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min-row-height="0.529cm" fo:keep-together="auto"/>
    </style:style>
    <style:style style:name="Tabela4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5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6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min-row-height="0.529cm" fo:keep-together="auto"/>
    </style:style>
    <style:style style:name="Tabela6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7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" fo:background-color="#ced7e7" fo:padding="0.141cm" fo:border="none">
        <style:background-image/>
      </style:table-cell-properties>
    </style:style>
    <style:style style:name="Tabela8" style:family="table">
      <style:table-properties style:width="14.878cm" fo:margin-left="0.191cm" fo:margin-top="0cm" fo:margin-bottom="0cm" table:align="left" fo:background-color="#ced7e7" style:writing-mode="lr-tb">
        <style:background-image/>
      </style:table-properties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0.751cm"/>
    </style:style>
    <style:style style:name="Tabela8.C" style:family="table-column">
      <style:table-column-properties style:column-width="3.5cm"/>
    </style:style>
    <style:style style:name="Tabela8.D" style:family="table-column">
      <style:table-column-properties style:column-width="0.75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min-row-height="0.529cm" fo:keep-together="auto"/>
    </style:style>
    <style:style style:name="Tabela8.A1" style:family="table-cell">
      <style:table-cell-properties style:vertical-align="" fo:background-color="#ced7e7" fo:padding="0.141cm" fo:border="none">
        <style:background-image/>
      </style:table-cell-properties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Cabeçalho_20_e_20_Rodapé">
      <style:paragraph-properties fo:text-align="start" style:justify-single-word="false" style:writing-mode="lr-tb"/>
    </style:style>
    <style:style style:name="P3" style:family="paragraph" style:parent-style-name="Footer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/>
    </style:style>
    <style:style style:name="P5" style:family="paragraph" style:parent-style-name="Tabletext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text-align="justify" style:justify-single-word="false"/>
      <style:text-properties fo:text-transform="upperca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orphans="0" fo:widows="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text-properties fo:color="#0000ff" style:text-underline-style="none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left="0.191cm" fo:margin-right="0cm" fo:text-align="center" style:justify-single-word="false" fo:orphans="0" fo:widows="0" fo:text-indent="-0.191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c0740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Standard">
      <style:paragraph-properties fo:margin-top="0.423cm" fo:margin-bottom="0.423cm" loext:contextual-spacing="false"/>
    </style:style>
    <style:style style:name="P19" style:family="paragraph" style:parent-style-name="Corpo_20_de_20_texto_20_3">
      <style:text-properties fo:color="#000000" style:text-underline-style="none"/>
    </style:style>
    <style:style style:name="P20" style:family="paragraph" style:parent-style-name="Corpo_20_de_20_texto_20_3">
      <style:paragraph-properties fo:orphans="0" fo:widows="0"/>
      <style:text-properties fo:color="#000000" style:text-underline-style="none"/>
    </style:style>
    <style:style style:name="P21" style:family="paragraph" style:parent-style-name="Standard">
      <style:paragraph-properties fo:text-align="end" style:justify-single-word="false" fo:padding="0cm" fo:border-left="none" fo:border-right="none" fo:border-top="none" fo:border-bottom="0.74pt solid #000000"/>
      <style:text-properties style:font-name="Arial" fo:font-size="10pt" fo:language="pt" fo:country="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language="pt" fo:country="PT"/>
    </style:style>
    <style:style style:name="P23" style:family="paragraph" style:parent-style-name="Standard">
      <style:paragraph-properties fo:text-align="justify" style:justify-single-word="false"/>
      <style:text-properties fo:language="pt" fo:country="PT" fo:background-color="#ffff00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0ef615"/>
    </style:style>
    <style:style style:name="P25" style:family="paragraph" style:parent-style-name="Standard" style:master-page-name="Converted2">
      <style:paragraph-properties fo:text-align="center" style:justify-single-word="false" style:page-number="auto"/>
      <style:text-properties style:font-name="Arial" fo:font-size="14pt" fo:language="pt" fo:country="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pt" fo:country="PT"/>
    </style:style>
    <style:style style:name="P27" style:family="paragraph" style:parent-style-name="Standard">
      <style:paragraph-properties fo:margin-left="0cm" fo:margin-right="0cm" fo:margin-top="0cm" fo:margin-bottom="0.212cm" loext:contextual-spacing="false" fo:line-height="125%" fo:text-align="justify" style:justify-single-word="false" fo:text-indent="1.251cm" style:auto-text-indent="false"/>
      <style:text-properties fo:language="pt" fo:country="PT" officeooo:paragraph-rsid="000e6a00"/>
    </style:style>
    <style:style style:name="P2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 Unicode MS" fo:language="pt" fo:country="PT" fo:font-style="normal" fo:font-weight="normal" style:font-name-asian="Arial Unicode MS2" style:font-style-asian="normal" style:font-weight-asian="normal" style:font-name-complex="Arial Unicode MS2" style:font-style-complex="normal" style:font-weight-complex="normal"/>
    </style:style>
    <style:style style:name="P29" style:family="paragraph" style:parent-style-name="Standard">
      <style:paragraph-properties fo:margin-top="0.423cm" fo:margin-bottom="0.423cm" loext:contextual-spacing="false"/>
      <style:text-properties fo:language="pt" fo:country="PT"/>
    </style:style>
    <style:style style:name="P30" style:family="paragraph" style:parent-style-name="Footer">
      <style:paragraph-properties fo:margin-left="0cm" fo:margin-right="0cm" fo:text-align="start" style:justify-single-word="false" fo:text-indent="0cm" style:auto-text-indent="false" style:writing-mode="lr-tb"/>
      <style:text-properties fo:language="pt" fo:country="PT"/>
    </style:style>
    <style:style style:name="P31" style:family="paragraph" style:parent-style-name="Footer">
      <style:paragraph-properties fo:margin-left="0cm" fo:margin-right="0cm" fo:text-align="end" style:justify-single-word="false" fo:text-indent="0cm" style:auto-text-indent="false" style:writing-mode="lr-tb"/>
      <style:text-properties fo:language="pt" fo:country="PT"/>
    </style:style>
    <style:style style:name="P32" style:family="paragraph" style:parent-style-name="titulo" style:master-page-name="Standard">
      <style:paragraph-properties style:page-number="auto"/>
    </style:style>
    <style:style style:name="P3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PT" fo:font-weight="bold" style:font-size-asian="11pt" style:font-weight-asian="bold" style:font-size-complex="11pt" style:font-weight-complex="bold"/>
    </style:style>
    <style:style style:name="P34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PT" fo:font-weight="bold" style:font-size-asian="11pt" style:font-weight-asian="bold" style:font-size-complex="11pt" style:font-weight-complex="bold"/>
    </style:style>
    <style:style style:name="P35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PT"/>
    </style:style>
    <style:style style:name="P36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PT" fo:font-weight="bold" style:font-size-asian="11pt" style:font-weight-asian="bold" style:font-size-complex="11pt" style:font-weight-complex="bold"/>
    </style:style>
    <style:style style:name="P37" style:family="paragraph" style:parent-style-name="Tabletext">
      <style:paragraph-properties fo:margin-left="0.053cm" fo:margin-right="0cm" fo:text-indent="0cm" style:auto-text-indent="false"/>
      <style:text-properties style:font-name="Times" fo:language="pt" fo:country="PT" officeooo:rsid="000c0740" officeooo:paragraph-rsid="000c0740"/>
    </style:style>
    <style:style style:name="P38" style:family="paragraph" style:parent-style-name="Contents_20_1">
      <style:text-properties style:font-name-asian="Arial Unicode MS2" style:font-name-complex="Arial Unicode MS2"/>
    </style:style>
    <style:style style:name="P39" style:family="paragraph" style:parent-style-name="conteudo" style:list-style-name="" style:master-page-name="Converted3">
      <style:paragraph-properties style:page-number="auto"/>
      <style:text-properties fo:language="pt" fo:country="PT"/>
    </style:style>
    <style:style style:name="P40" style:family="paragraph" style:parent-style-name="Requisito">
      <style:text-properties style:font-name-asian="Arial Unicode MS2" style:font-name-complex="Arial Unicode MS2"/>
    </style:style>
    <style:style style:name="P41" style:family="paragraph" style:parent-style-name="Contents_20_2" style:list-style-name="WWNum1"/>
    <style:style style:name="P42" style:family="paragraph" style:parent-style-name="Contents_20_2" style:list-style-name="WWNum3"/>
    <style:style style:name="P43" style:family="paragraph" style:parent-style-name="Contents_20_2" style:list-style-name="WWNum4"/>
    <style:style style:name="P44" style:family="paragraph" style:parent-style-name="Contents_20_2" style:list-style-name="WWNum6"/>
    <style:style style:name="P45" style:family="paragraph" style:parent-style-name="Contents_20_3" style:list-style-name="WWNum1">
      <style:text-properties style:font-name-asian="Arial Unicode MS2" style:font-name-complex="Arial Unicode MS2"/>
    </style:style>
    <style:style style:name="P46" style:family="paragraph" style:parent-style-name="Contents_20_3" style:list-style-name="WWNum2">
      <style:text-properties style:font-name-asian="Arial Unicode MS2" style:font-name-complex="Arial Unicode MS2"/>
    </style:style>
    <style:style style:name="P47" style:family="paragraph" style:parent-style-name="Contents_20_3" style:list-style-name="WWNum4">
      <style:text-properties style:font-name-asian="Arial Unicode MS2" style:font-name-complex="Arial Unicode MS2"/>
    </style:style>
    <style:style style:name="P48" style:family="paragraph" style:parent-style-name="Contents_20_3" style:list-style-name="WWNum5">
      <style:text-properties style:font-name-asian="Arial Unicode MS2" style:font-name-complex="Arial Unicode MS2"/>
    </style:style>
    <style:style style:name="P49" style:family="paragraph" style:parent-style-name="Heading_20_1" style:list-style-name="WWNum13">
      <style:text-properties style:font-name-asian="Arial Unicode MS2" style:font-name-complex="Arial Unicode MS2"/>
    </style:style>
    <style:style style:name="P50" style:family="paragraph" style:parent-style-name="Heading_20_1" style:list-style-name="WWNum16">
      <style:text-properties style:font-name-asian="Arial Unicode MS2" style:font-name-complex="Arial Unicode MS2"/>
    </style:style>
    <style:style style:name="P51" style:family="paragraph" style:parent-style-name="Heading_20_1" style:list-style-name="WWNum14">
      <style:text-properties fo:language="pt" fo:country="PT"/>
    </style:style>
    <style:style style:name="P52" style:family="paragraph" style:parent-style-name="Heading_20_1" style:list-style-name="WWNum8" style:master-page-name="Converted4">
      <style:paragraph-properties style:page-number="auto"/>
      <style:text-properties style:font-name-asian="Arial Unicode MS2" style:font-name-complex="Arial Unicode MS2"/>
    </style:style>
    <style:style style:name="P53" style:family="paragraph" style:parent-style-name="Heading_20_2" style:list-style-name="WWNum8">
      <style:text-properties style:font-name-asian="Arial Unicode MS2" style:font-name-complex="Arial Unicode MS2"/>
    </style:style>
    <style:style style:name="P54" style:family="paragraph" style:parent-style-name="Heading_20_2" style:list-style-name="WWNum11">
      <style:text-properties style:font-name-asian="Arial Unicode MS2" style:font-name-complex="Arial Unicode MS2"/>
    </style:style>
    <style:style style:name="P55" style:family="paragraph" style:parent-style-name="Heading_20_2" style:list-style-name="WWNum14">
      <style:text-properties style:font-name-asian="Arial Unicode MS2" style:font-name-complex="Arial Unicode MS2"/>
    </style:style>
    <style:style style:name="P56" style:family="paragraph" style:parent-style-name="Heading_20_2" style:list-style-name="WWNum15">
      <style:text-properties officeooo:rsid="001005db" officeooo:paragraph-rsid="001005db" style:font-name-asian="Arial Unicode MS2" style:font-name-complex="Arial Unicode MS2"/>
    </style:style>
    <style:style style:name="P57" style:family="paragraph" style:parent-style-name="Contents_20_4" style:list-style-name="WWNum1">
      <style:text-properties style:font-name-asian="Arial Unicode MS2" style:font-name-complex="Arial Unicode MS2"/>
    </style:style>
    <style:style style:name="P58" style:family="paragraph" style:parent-style-name="Com_20_marcadores" style:list-style-name="WWNum10"/>
    <style:style style:name="P59" style:family="paragraph" style:parent-style-name="Com_20_marcadores" style:list-style-name="WWNum12"/>
    <style:style style:name="P60" style:family="paragraph" style:parent-style-name="Heading_20_3" style:list-style-name="WWNum8">
      <style:paragraph-properties fo:margin-left="1.27cm" fo:margin-right="0cm" fo:text-align="justify" style:justify-single-word="false" fo:text-indent="-1.27cm" style:auto-text-indent="false" style:writing-mode="lr-tb"/>
      <style:text-properties fo:language="pt" fo:country="PT" fo:font-style="italic" style:font-style-asian="italic" style:font-style-complex="italic"/>
    </style:style>
    <style:style style:name="P61" style:family="paragraph" style:parent-style-name="Corpo_20_de_20_texto_20_3">
      <style:paragraph-properties fo:margin-left="0cm" fo:margin-right="0cm" fo:text-indent="1.249cm" style:auto-text-indent="false"/>
      <style:text-properties fo:color="#000000" fo:language="pt" fo:country="PT" style:text-underline-style="none"/>
    </style:style>
    <style:style style:name="T1" style:family="text">
      <style:text-properties fo:language="pt" fo:country="PT"/>
    </style:style>
    <style:style style:name="T2" style:family="text">
      <style:text-properties fo:language="pt" fo:country="PT" style:font-name-asian="Arial Unicode MS2" style:font-name-complex="Arial Unicode MS2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language="pt" fo:country="PT" fo:font-style="italic" style:font-style-asian="italic" style:font-style-complex="italic"/>
    </style:style>
    <style:style style:name="T5" style:family="text">
      <style:text-properties fo:language="pt" fo:country="PT" fo:font-style="italic" style:font-name-asian="Arial Unicode MS2" style:font-style-asian="italic" style:font-name-complex="Arial Unicode MS2" style:font-style-complex="italic"/>
    </style:style>
    <style:style style:name="T6" style:family="text">
      <style:text-properties fo:language="pt" fo:country="PT" fo:background-color="#ffff00" loext:char-shading-value="0"/>
    </style:style>
    <style:style style:name="T7" style:family="text">
      <style:text-properties fo:language="pt" fo:country="PT" officeooo:rsid="000c0740"/>
    </style:style>
    <style:style style:name="T8" style:family="text">
      <style:text-properties fo:language="pt" fo:country="PT" officeooo:rsid="000e6a00"/>
    </style:style>
    <style:style style:name="T9" style:family="text">
      <style:text-properties fo:language="pt" fo:country="PT" officeooo:rsid="000ef615"/>
    </style:style>
    <style:style style:name="T10" style:family="text">
      <style:text-properties fo:language="pt" fo:country="PT" officeooo:rsid="001005db"/>
    </style:style>
    <style:style style:name="T11" style:family="text">
      <style:text-properties fo:font-style="italic" officeooo:rsid="000c0740" style:font-style-asian="italic" style:font-style-complex="italic"/>
    </style:style>
    <style:style style:name="T12" style:family="text">
      <style:text-properties style:font-name="Times" fo:language="pt" fo:country="PT"/>
    </style:style>
    <style:style style:name="T13" style:family="text">
      <style:text-properties style:font-name="Times" fo:language="pt" fo:country="PT" officeooo:rsid="000c0740"/>
    </style:style>
    <style:style style:name="T14" style:family="text">
      <style:text-properties style:font-name-asian="Arial Unicode MS2" style:font-name-complex="Arial Unicode MS2"/>
    </style:style>
    <style:style style:name="T15" style:family="text">
      <style:text-properties fo:color="#252525" style:font-name="Arial" fo:font-size="10.5pt" fo:language="pt" fo:country="PT" style:text-underline-style="none" fo:background-color="#ffffff" loext:char-shading-value="0" style:font-size-asian="10.5pt" style:font-size-complex="10.5pt"/>
    </style:style>
    <style:style style:name="T16" style:family="text">
      <style:text-properties officeooo:rsid="000e6a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ocumento de Descrição dos Requisitos do <text:span text:style-name="T11">Controle de Estoque</text:span></text:p>
      <text:p text:style-name="versao">Versão 1.0</text:p>
      <text:p text:style-name="Standard"/>
      <text:p text:style-name="P25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B1" office:value-type="string">
            <text:p text:style-name="P34">Versão</text:p>
          </table:table-cell>
          <table:table-cell table:style-name="Tabela1.B1" office:value-type="string">
            <text:p text:style-name="P34">Descrição</text:p>
          </table:table-cell>
          <table:table-cell table:style-name="Tabela1.D1" office:value-type="string">
            <text:p text:style-name="P36">Autor</text:p>
          </table:table-cell>
        </table:table-row>
        <table:table-row table:style-name="Tabela1.2">
          <table:table-cell table:style-name="Tabela1.A2" office:value-type="string">
            <text:p text:style-name="P5"><text:span text:style-name="T13">10</text:span><text:span text:style-name="T12">/0</text:span><text:span text:style-name="T13">5</text:span><text:span text:style-name="T12">/201</text:span><text:span text:style-name="T13">9</text:span></text:p>
          </table:table-cell>
          <table:table-cell table:style-name="Tabela1.B2" office:value-type="string">
            <text:p text:style-name="P35">1.0</text:p>
          </table:table-cell>
          <table:table-cell table:style-name="Tabela1.B2" office:value-type="string">
            <text:p text:style-name="P35">Elaboração do documento inicial</text:p>
          </table:table-cell>
          <table:table-cell table:style-name="Tabela1.D2" office:value-type="string">
            <text:p text:style-name="P37">Fabryni Paula</text:p>
            <text:p text:style-name="P37">João Victor Clementino</text:p>
            <text:p text:style-name="P37">Yago Braz</text:p>
          </table:table-cell>
        </table:table-row>
      </table:table>
      <text:p text:style-name="P15"/>
      <text:p text:style-name="Standard"/>
      <text:h text:style-name="P39" text:outline-level="1">Conteúdo</text:h>
      <text:table-of-content text:style-name="Sect1" text:protected="true" text:name="Índice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Requisito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p text:style-name="Standard"/>
        </text:index-body>
      </text:table-of-content>
      <text:list xml:id="list5653168127221280338" text:style-name="WWNum1">
        <text:list-item>
          <text:p text:style-name="P41"><text:span text:style-name="T2">Introdução<text:tab/></text:span><text:span text:style-name="T14">4</text:span></text:p>
          <text:list>
            <text:list-item>
              <text:p text:style-name="P45">Visão geral do documento<text:tab/>4</text:p>
            </text:list-item>
          </text:list>
        </text:list-item>
      </text:list>
      <text:list xml:id="list2971886381048148710" text:style-name="WWNum2">
        <text:list-item>
          <text:list>
            <text:list-item>
              <text:p text:style-name="P46">Convenções, termos e abreviações<text:tab/>4</text:p>
            </text:list-item>
          </text:list>
        </text:list-item>
      </text:list>
      <text:list xml:id="list81945887803093" text:continue-list="list5653168127221280338" text:style-name="WWNum1">
        <text:list-item>
          <text:list>
            <text:list-item>
              <text:list>
                <text:list-item>
                  <text:p text:style-name="P57">Identificação dos requisitos<text:tab/>4</text:p>
                </text:list-item>
                <text:list-item>
                  <text:p text:style-name="P57">Prioridades dos requisitos<text:tab/>4</text:p>
                </text:list-item>
              </text:list>
            </text:list-item>
          </text:list>
        </text:list-item>
      </text:list>
      <text:list xml:id="list7999716268319163726" text:style-name="WWNum3">
        <text:list-item>
          <text:p text:style-name="P42"><text:span text:style-name="T2">Descrição geral do sistema<text:tab/></text:span><text:span text:style-name="T14">5</text:span></text:p>
        </text:list-item>
      </text:list>
      <text:list xml:id="list81945835207217" text:continue-list="list81945887803093" text:style-name="WWNum1">
        <text:list-item>
          <text:list>
            <text:list-item>
              <text:p text:style-name="P45">Abrangência e sistemas relacionados<text:tab/>5</text:p>
            </text:list-item>
          </text:list>
        </text:list-item>
      </text:list>
      <text:list xml:id="list4114980310855132896" text:style-name="WWNum4">
        <text:list-item>
          <text:p text:style-name="P43"><text:span text:style-name="T2">Requisitos funcionais (casos de uso)<text:tab/></text:span><text:span text:style-name="T14">5</text:span></text:p>
          <text:list>
            <text:list-item>
              <text:p text:style-name="P47">Monitoramento da Base COPEL<text:tab/>5</text:p>
            </text:list-item>
          </text:list>
        </text:list-item>
      </text:list>
      <text:p text:style-name="P38">[RF001] Geração da topologia da rede de distribuição<text:tab/>5</text:p>
      <text:p text:style-name="P38">[RF002] Geração de Arquivos de Atualização<text:tab/>6</text:p>
      <text:p text:style-name="P38">[RF003] Geração de Arquivos de Disparo<text:tab/>6</text:p>
      <text:list xml:id="list3142252462942346577" text:style-name="WWNum5">
        <text:list-item>
          <text:list>
            <text:list-item>
              <text:p text:style-name="P48">Compilação<text:tab/>7</text:p>
            </text:list-item>
          </text:list>
        </text:list-item>
      </text:list>
      <text:p text:style-name="P38">[RF001] Compilação<text:tab/>7</text:p>
      <text:list xml:id="list666817378005353663" text:style-name="WWNum6">
        <text:list-item>
          <text:p text:style-name="P44"><text:span text:style-name="T2">Requisitos não-funcionais<text:tab/></text:span><text:span text:style-name="T14">7</text:span></text:p>
        </text:list-item>
      </text:list>
      <text:p text:style-name="P38">[NF001] Usabilidade<text:tab/>7</text:p>
      <text:p text:style-name="P38">[NF002] Desempenho<text:tab/>7</text:p>
      <text:p text:style-name="P38">[NF003] Hardware e Software<text:tab/>7</text:p>
      <text:p text:style-name="Standard"/>
      <text:list xml:id="list8785574057773537068" text:style-name="WWNum8">
        <text:list-item>
          <text:h text:style-name="P52" text:outline-level="2"><text:bookmark-start text:name="_Toc"/>Introdução<text:bookmark-end text:name="_Toc"/></text:h>
        </text:list-item>
      </text:list>
      <text:p text:style-name="P16"><text:span text:style-name="T1">Este documento especifica os requisitos do software </text:span><text:span text:style-name="T7">Controle de Estoque de Laboratórios, que visa cadastrar todos os materiais de um determinado laboratório facilitando os usuários ter acesso aos itens que o mesmo possui, podendo requerir o item que está em falta</text:span><text:span text:style-name="T1">; </text:span></text:p>
      <text:list xml:id="list81946135814715" text:continue-numbering="true" text:style-name="WWNum8">
        <text:list-item>
          <text:list>
            <text:list-item>
              <text:h text:style-name="P53" text:outline-level="3"><text:bookmark-start text:name="_Toc1"/>Visão geral do documento<text:bookmark-end text:name="_Toc1"/></text:h>
            </text:list-item>
          </text:list>
        </text:list-item>
      </text:list>
      <text:p text:style-name="P26">Além desta seção introdutória, as seções seguintes estão organizadas como descrito abaixo.</text:p>
      <text:list xml:id="list7621758647891594745" text:style-name="WWNum10">
        <text:list-item>
          <text:p text:style-name="P58"><text:span text:style-name="T3">Seção 2 – Descrição geral do sistema</text:span>: apresenta uma visão geral do sistema, caracterizando qual é o seu escopo e descrevendo seus usuários.</text:p>
        </text:list-item>
        <text:list-item>
          <text:p text:style-name="P58"><text:span text:style-name="T3">Seção 3 – Requisitos funcionais (casos de uso)</text:span>: especifica todos os casos de uso do sistema, descrevendo os fluxos de eventos, prioridades, atores, entradas e saídas de cada caso de uso a ser implementado. </text:p>
        </text:list-item>
        <text:list-item>
          <text:p text:style-name="P58"><text:span text:style-name="T3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58"><text:span text:style-name="T3">Seção 5 – Referências: </text:span>apresenta referências para outros documentos utilizados para a confecção deste documento.</text:p>
        </text:list-item>
      </text:list>
      <text:list xml:id="list6674803369983582232" text:style-name="WWNum11">
        <text:list-item>
          <text:list>
            <text:list-item>
              <text:h text:style-name="P54" text:outline-level="3"><text:bookmark-start text:name="_Toc2"/>Convenções, termos e abreviações<text:bookmark-end text:name="_Toc2"/></text:h>
            </text:list-item>
          </text:list>
        </text:list-item>
      </text:list>
      <text:p text:style-name="P26">A correta interpretação deste documento exige o conhecimento de algumas convenções e termos específicos, que são descritos a seguir.</text:p>
      <text:list xml:id="list81945750502747" text:continue-list="list81946135814715" text:style-name="WWNum8">
        <text:list-item>
          <text:list>
            <text:list-item>
              <text:list>
                <text:list-item>
                  <text:h text:style-name="P60" text:outline-level="4"><text:bookmark-start text:name="_Toc3"/>Identificação dos requisitos<text:bookmark-end text:name="_Toc3"/></text:h>
                </text:list-item>
              </text:list>
            </text:list-item>
          </text:list>
        </text:list-item>
      </text:list>
      <text:p text:style-name="P26">Por convenção, a referência a requisitos é feita através do nome da subseção onde eles estão descritos, seguidos do identificador do requisito, de acordo com a especificação a seguir:</text:p>
      <text:p text:style-name="P17"><text:span text:style-name="T1">[</text:span><text:span text:style-name="T4">nome da subseção. identificador do requisito</text:span><text:span text:style-name="T1">]</text:span></text:p>
      <text:p text:style-name="P26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26">Os requisitos devem ser identificados com um identificador único. A numeração inicia com o identificador [RF001] ou [NF001] e prossegue sendo incrementada à medida que forem surgindo novos requisitos.</text:p>
      <text:list xml:id="list81945130880992" text:continue-numbering="true" text:style-name="WWNum8">
        <text:list-item>
          <text:list>
            <text:list-item>
              <text:list>
                <text:list-item>
                  <text:h text:style-name="P60" text:outline-level="4"><text:bookmark-start text:name="_Toc4"/>Prioridades dos requisitos<text:bookmark-end text:name="_Toc4"/></text:h>
                </text:list-item>
              </text:list>
            </text:list-item>
          </text:list>
        </text:list-item>
      </text:list>
      <text:p text:style-name="P26">Para estabelecer a prioridade dos requisitos, nas seções 4 e 5, foram adotadas as denominações “essencial”, “importante” e “desejável”. </text:p>
      <text:list xml:id="list4917857559446521252" text:style-name="WWNum12">
        <text:list-item>
          <text:p text:style-name="P59"><text:span text:style-name="T3">Essencial</text:span><text:span text:style-name="T1"> é o requisito sem o qual o sistema não entra em funcionamento. Têm que ser implementados impreterivelmente.</text:span></text:p>
        </text:list-item>
        <text:list-item>
          <text:p text:style-name="P59"><text:soft-page-break/><text:span text:style-name="T3">Importante</text:span><text:span text:style-name="T1"> é o requisito sem o qual o sistema entra em funcionamento, mas de forma não satisfatória. Se não forem implementados, o sistema poderá ser implantado e usado mesmo assim.</text:span></text:p>
        </text:list-item>
        <text:list-item>
          <text:p text:style-name="P59"><text:span text:style-name="T3">Desejável</text:span><text:span text:style-name="T1"> é o requisito que não compromete as funcionalidades básicas do sistema, isto é, o sistema pode funcionar de forma satisfatória sem ele. Caso não haja tempo hábil para implementá-los na versão poderão ser implementados futuramente.</text:span></text:p>
        </text:list-item>
      </text:list>
      <text:list xml:id="list3094583818424411637" text:style-name="WWNum13">
        <text:list-item>
          <text:h text:style-name="P49" text:outline-level="2"><text:bookmark-start text:name="_Toc5"/>Descrição geral do sistema<text:bookmark-end text:name="_Toc5"/></text:h>
        </text:list-item>
      </text:list>
      <text:list xml:id="list81945537678530" text:continue-list="list81945130880992" text:style-name="WWNum8">
        <text:list-item>
          <text:list>
            <text:list-item>
              <text:h text:style-name="P53" text:outline-level="3"><text:bookmark-start text:name="_Toc6"/>Abrangência e sistemas relacionados<text:bookmark-end text:name="_Toc6"/></text:h>
            </text:list-item>
          </text:list>
        </text:list-item>
      </text:list>
      <text:p text:style-name="P27">O <text:span text:style-name="T16">software Controle de Estoque </text:span>realiza a conversão dos dados do banco de dados do sistema, <text:span text:style-name="T16">em tabelas contendo cada item com sua quantidade, podendo ser alterado tanto para a retirada como para o reestoque</text:span>. <text:s/></text:p>
      <text:p text:style-name="P6"/>
      <text:list xml:id="list8378915576290756440" text:style-name="WWNum14">
        <text:list-item>
          <text:h text:style-name="P51" text:outline-level="2"><text:bookmark-start text:name="_Toc7"/>Requisitos funcionais (casos de uso)<text:bookmark-end text:name="_Toc7"/></text:h>
        </text:list-item>
      </text:list>
      <text:p text:style-name="Standard"/>
      <text:list xml:id="list81945329816135" text:continue-numbering="true" text:style-name="WWNum14">
        <text:list-item>
          <text:list>
            <text:list-item>
              <text:h text:style-name="P55" text:outline-level="3"><text:bookmark-start text:name="_Toc8"/>Monitoramento d<text:bookmark-end text:name="_Toc8"/><text:span text:style-name="T16">o Estoque</text:span></text:h>
            </text:list-item>
          </text:list>
        </text:list-item>
      </text:list>
      <text:p text:style-name="Standard"/>
      <text:h text:style-name="P40" text:outline-level="1"><text:bookmark-start text:name="_Toc9"/>[RF001] Geração d<text:bookmark-end text:name="_Toc9"/><text:span text:style-name="T16">e tabelas com os materiais</text:span></text:h>
      <text:p text:style-name="P7"><text:span text:style-name="T3">Descrição do caso de uso: </text:span><text:span text:style-name="T1">Este caso de uso </text:span><text:span text:style-name="T8">gera um backup de cada laboratório, </text:span><text:span text:style-name="T9">após sua atualização, podendo ser monitorada por todos os usuários, sendo o administrador e os monitores dos laboratórios podendo informar a retirada e o reestoque de um determinado material</text:span><text:span text:style-name="T1">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row table:style-name="Tabela2.1">
          <table:table-cell table:style-name="Tabela2.A1" office:value-type="string">
            <text:p text:style-name="P18"><text:span text:style-name="T3">Prioridade</text:span><text:span text:style-name="T1">:</text:span></text:p>
          </table:table-cell>
          <table:table-cell table:style-name="Tabela2.A1" office:value-type="string">
            <text:p text:style-name="P28">■</text:p>
          </table:table-cell>
          <table:table-cell table:style-name="Tabela2.A1" office:value-type="string">
            <text:p text:style-name="P29">Essencial</text:p>
          </table:table-cell>
          <table:table-cell table:style-name="Tabela2.A1" office:value-type="string">
            <text:p text:style-name="P28">◻</text:p>
          </table:table-cell>
          <table:table-cell table:style-name="Tabela2.A1" office:value-type="string">
            <text:p text:style-name="P29">Importante</text:p>
          </table:table-cell>
          <table:table-cell table:style-name="Tabela2.A1" office:value-type="string">
            <text:p text:style-name="P28">◻</text:p>
          </table:table-cell>
          <table:table-cell table:style-name="Tabela2.A1" office:value-type="string">
            <text:p text:style-name="P29">Desejável</text:p>
          </table:table-cell>
        </table:table-row>
      </table:table>
      <text:p text:style-name="P8"/>
      <text:p text:style-name="Standard"/>
      <text:p text:style-name="P7"><text:span text:style-name="T3">Entradas e pré-condições</text:span><text:span text:style-name="T1">: </text:span></text:p>
      <text:p text:style-name="P22"/>
      <text:p text:style-name="P22"/>
      <text:p text:style-name="P9"/>
      <text:p text:style-name="Standard"><text:span text:style-name="T3">Saídas e pós-condição</text:span>:</text:p>
      <text:p text:style-name="Standard"/>
      <text:p text:style-name="Standard"/>
      <text:h text:style-name="P40" text:outline-level="1"><text:bookmark-start text:name="_Toc10"/><text:s/>[RF002] Geração de Arquivos de Atualização<text:bookmark-end text:name="_Toc10"/></text:h>
      <text:p text:style-name="P24"><text:span text:style-name="T3">Descrição do caso de uso: </text:span><text:span text:style-name="T1">Neste caso de uso </text:span><text:span text:style-name="T9">o software deve gerar a cada atualização </text:span><text:span text:style-name="T10">do estoque</text:span><text:span text:style-name="T9"> um backup para o administrador para que ele fique atualizados sobre as mudanças do estoque.</text:span></text:p>
      <text:p text:style-name="P7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18"><text:span text:style-name="T3">Prioridade</text:span><text:span text:style-name="T1">:</text:span></text:p>
          </table:table-cell>
          <table:table-cell table:style-name="Tabela3.A1" office:value-type="string">
            <text:p text:style-name="P28">■</text:p>
          </table:table-cell>
          <table:table-cell table:style-name="Tabela3.A1" office:value-type="string">
            <text:p text:style-name="P29">Essencial</text:p>
          </table:table-cell>
          <table:table-cell table:style-name="Tabela3.A1" office:value-type="string">
            <text:p text:style-name="P28">◻</text:p>
          </table:table-cell>
          <table:table-cell table:style-name="Tabela3.A1" office:value-type="string">
            <text:p text:style-name="P29">Importante</text:p>
          </table:table-cell>
          <table:table-cell table:style-name="Tabela3.A1" office:value-type="string">
            <text:p text:style-name="P28">◻</text:p>
          </table:table-cell>
          <table:table-cell table:style-name="Tabela3.A1" office:value-type="string">
            <text:p text:style-name="P29">Desejável</text:p>
          </table:table-cell>
        </table:table-row>
      </table:table>
      <text:p text:style-name="P8"/>
      <text:p text:style-name="P7"><text:span text:style-name="T3">Entradas e pré-condições</text:span><text:span text:style-name="T1">: </text:span><text:span text:style-name="T6">DEFINIR</text:span></text:p>
      <text:p text:style-name="P7"/>
      <text:p text:style-name="Standard"><text:span text:style-name="T3">Saídas e pós-condição</text:span>: <text:span text:style-name="T6">DEFINIR</text:span></text:p>
      <text:p text:style-name="P7"/>
      <text:h text:style-name="P40" text:outline-level="1"><text:bookmark-start text:name="_Toc11"/>[RF003] Geração de Arquivos de Disparo<text:bookmark-end text:name="_Toc11"/></text:h>
      <text:p text:style-name="P11"><text:span text:style-name="T3">Descrição do caso de uso: </text:span><text:span text:style-name="T1">Neste caso de uso o aplicativo deve monitorar as informações do sistema COPEL (formato COPEL) para verificar a atualização dos dados no bloco Registro de Falta – Abertura de Alimentador.</text:span>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18"><text:span text:style-name="T3">Prioridade</text:span><text:span text:style-name="T1">:</text:span></text:p>
          </table:table-cell>
          <table:table-cell table:style-name="Tabela4.A1" office:value-type="string">
            <text:p text:style-name="P28">■</text:p>
          </table:table-cell>
          <table:table-cell table:style-name="Tabela4.A1" office:value-type="string">
            <text:p text:style-name="P29">Essencial</text:p>
          </table:table-cell>
          <table:table-cell table:style-name="Tabela4.A1" office:value-type="string">
            <text:p text:style-name="P28">◻</text:p>
          </table:table-cell>
          <table:table-cell table:style-name="Tabela4.A1" office:value-type="string">
            <text:p text:style-name="P29">Importante</text:p>
          </table:table-cell>
          <table:table-cell table:style-name="Tabela4.A1" office:value-type="string">
            <text:p text:style-name="P28">◻</text:p>
          </table:table-cell>
          <table:table-cell table:style-name="Tabela4.A1" office:value-type="string">
            <text:p text:style-name="P29">Desejável</text:p>
          </table:table-cell>
        </table:table-row>
      </table:table>
      <text:p text:style-name="P8"/>
      <text:p text:style-name="P7"><text:span text:style-name="T3">Entradas e pré-condições</text:span><text:span text:style-name="T1">: </text:span></text:p>
      <text:p text:style-name="P23">A DEFINIR</text:p>
      <text:p text:style-name="P7"><text:span text:style-name="T3">Saídas e pós-condições</text:span><text:span text:style-name="T1">: </text:span></text:p>
      <text:p text:style-name="P23">A DEFINIR</text:p>
      <text:p text:style-name="P7"/>
      <text:p text:style-name="P12"/>
      <text:list xml:id="list3109788659439686452" text:style-name="WWNum15">
        <text:list-item>
          <text:list>
            <text:list-item>
              <text:h text:style-name="P56" text:outline-level="3">Compilação</text:h>
            </text:list-item>
          </text:list>
        </text:list-item>
      </text:list>
      <text:p text:style-name="Standard"/>
      <text:h text:style-name="P40" text:outline-level="1"><text:bookmark-start text:name="_Toc13"/><text:s/>[RF001] Compilação<text:bookmark-end text:name="_Toc13"/></text:h>
      <text:p text:style-name="P7"><text:span text:style-name="T3">Descrição do caso de uso:</text:span><text:span text:style-name="T1"> Este caso de uso permite que o usuário compile o código fonte do MRAN desenvolvido de acordo com o RNF003. 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 table:style-name="Tabela5.1">
          <table:table-cell table:style-name="Tabela5.A1" office:value-type="string">
            <text:p text:style-name="P18"><text:span text:style-name="T3">Prioridade</text:span><text:span text:style-name="T1">:</text:span></text:p>
          </table:table-cell>
          <table:table-cell table:style-name="Tabela5.A1" office:value-type="string">
            <text:p text:style-name="P28">◻</text:p>
          </table:table-cell>
          <table:table-cell table:style-name="Tabela5.A1" office:value-type="string">
            <text:p text:style-name="P29">Essencial</text:p>
          </table:table-cell>
          <table:table-cell table:style-name="Tabela5.A1" office:value-type="string">
            <text:p text:style-name="P28">■</text:p>
          </table:table-cell>
          <table:table-cell table:style-name="Tabela5.A1" office:value-type="string">
            <text:p text:style-name="P29">Importante</text:p>
          </table:table-cell>
          <table:table-cell table:style-name="Tabela5.A1" office:value-type="string">
            <text:p text:style-name="P28">◻</text:p>
          </table:table-cell>
          <table:table-cell table:style-name="Tabela5.A1" office:value-type="string">
            <text:p text:style-name="P29">Desejável</text:p>
          </table:table-cell>
        </table:table-row>
      </table:table>
      <text:p text:style-name="P8"/>
      <text:p text:style-name="P10"/>
      <text:p text:style-name="P7"><text:span text:style-name="T3">Entradas e pré-condições</text:span><text:span text:style-name="T1">: Código fonte do ACD.</text:span></text:p>
      <text:p text:style-name="P9"/>
      <text:p text:style-name="P7"><text:span text:style-name="T3">Saídas e pós-condição</text:span><text:span text:style-name="T1">: Executável no sistema operacional.</text:span></text:p>
      <text:p text:style-name="Standard"/>
      <text:p text:style-name="Standard"/>
      <text:list xml:id="list1381279470387327156" text:style-name="WWNum16">
        <text:list-item>
          <text:h text:style-name="P50" text:outline-level="2"><text:bookmark-start text:name="_Toc14"/>Requisitos não-funcionais<text:bookmark-end text:name="_Toc14"/></text:h>
        </text:list-item>
      </text:list>
      <text:p text:style-name="Standard"/>
      <text:h text:style-name="Requisito" text:outline-level="1"><text:bookmark-start text:name="_Toc15"/><text:soft-page-break/><text:span text:style-name="T14">[NF001]</text:span><text:span text:style-name="T5"> </text:span><text:span text:style-name="T14">Usabilidade</text:span><text:bookmark-end text:name="_Toc15"/></text:h>
      <text:p text:style-name="P61">O ACD não possui uma interface amigável ao usuário final. Sua usabilidade para usuários é abstrata. Para usuários de testes, o uso do ACD é feito por meio de linhas de comando que executam de forma direta o software.</text:p>
      <text:p text:style-name="P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18"><text:span text:style-name="T3">Prioridade</text:span><text:span text:style-name="T1">:</text:span></text:p>
          </table:table-cell>
          <table:table-cell table:style-name="Tabela6.A1" office:value-type="string">
            <text:p text:style-name="P28">◻</text:p>
          </table:table-cell>
          <table:table-cell table:style-name="Tabela6.A1" office:value-type="string">
            <text:p text:style-name="P29">Essencial</text:p>
          </table:table-cell>
          <table:table-cell table:style-name="Tabela6.A1" office:value-type="string">
            <text:p text:style-name="P28">◻</text:p>
          </table:table-cell>
          <table:table-cell table:style-name="Tabela6.A1" office:value-type="string">
            <text:p text:style-name="P29">Importante</text:p>
          </table:table-cell>
          <table:table-cell table:style-name="Tabela6.A1" office:value-type="string">
            <text:p text:style-name="P28">■</text:p>
          </table:table-cell>
          <table:table-cell table:style-name="Tabela6.A1" office:value-type="string">
            <text:p text:style-name="P29">Desejável</text:p>
          </table:table-cell>
        </table:table-row>
      </table:table>
      <text:p text:style-name="P20"/>
      <text:p text:style-name="P13"/>
      <text:h text:style-name="P40" text:outline-level="1"><text:bookmark-start text:name="_Toc16"/>[NF002] Desempenho<text:bookmark-end text:name="_Toc16"/></text:h>
      <text:p text:style-name="P22">O tempo de execução é um parâmetro crítico para o ACD. A atualização das informações da rede de distribuição deve ser realizada pelo menos uma vez ao dia com o tempo máximo de processamento de 30 minutos. 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ela7.1">
          <table:table-cell table:style-name="Tabela7.A1" office:value-type="string">
            <text:p text:style-name="P18"><text:span text:style-name="T3">Prioridade</text:span><text:span text:style-name="T1">:</text:span></text:p>
          </table:table-cell>
          <table:table-cell table:style-name="Tabela7.A1" office:value-type="string">
            <text:p text:style-name="P28">■</text:p>
          </table:table-cell>
          <table:table-cell table:style-name="Tabela7.A1" office:value-type="string">
            <text:p text:style-name="P29">Essencial</text:p>
          </table:table-cell>
          <table:table-cell table:style-name="Tabela7.A1" office:value-type="string">
            <text:p text:style-name="P28">◻</text:p>
          </table:table-cell>
          <table:table-cell table:style-name="Tabela7.A1" office:value-type="string">
            <text:p text:style-name="P29">Importante</text:p>
          </table:table-cell>
          <table:table-cell table:style-name="Tabela7.A1" office:value-type="string">
            <text:p text:style-name="P28">◻</text:p>
          </table:table-cell>
          <table:table-cell table:style-name="Tabela7.A1" office:value-type="string">
            <text:p text:style-name="P29">Desejável</text:p>
          </table:table-cell>
        </table:table-row>
      </table:table>
      <text:p text:style-name="P8"/>
      <text:p text:style-name="P13"/>
      <text:h text:style-name="P40" text:outline-level="1"><text:bookmark-start text:name="_Toc17"/><text:s/>[NF003] Hardware e Software<text:bookmark-end text:name="_Toc17"/></text:h>
      <text:p text:style-name="P17"><text:span text:style-name="T1">O ACD deve ser desenvolvido em uma linguagem que permita leitura e escrita em disco de modo prático, que seja do tipo procedural e que forneça acesso de baixo nível à memória e baixos requerimentos do hardware</text:span><text:span text:style-name="T15"> </text:span><text:span text:style-name="T1">o que garante os melhores recursos para o requisito NF002. A portabilidade entre sistemas operacionais é um requisito desejável.</text:span></text:p>
      <text:p text:style-name="P26">O Hardware de execução deve possuir pelo menos 4Gb de memória RAM e um processador do tipo dual-core de pelo menos 2.0Ghz é desejável.</text:p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D"/>
        <table:table-column table:style-name="Tabela8.G"/>
        <table:table-row table:style-name="Tabela8.1">
          <table:table-cell table:style-name="Tabela8.A1" office:value-type="string">
            <text:p text:style-name="P18"><text:span text:style-name="T3">Prioridade</text:span><text:span text:style-name="T1">:</text:span></text:p>
          </table:table-cell>
          <table:table-cell table:style-name="Tabela8.A1" office:value-type="string">
            <text:p text:style-name="P28">◻</text:p>
          </table:table-cell>
          <table:table-cell table:style-name="Tabela8.A1" office:value-type="string">
            <text:p text:style-name="P29">Essencial</text:p>
          </table:table-cell>
          <table:table-cell table:style-name="Tabela8.A1" office:value-type="string">
            <text:p text:style-name="P28">■</text:p>
          </table:table-cell>
          <table:table-cell table:style-name="Tabela8.A1" office:value-type="string">
            <text:p text:style-name="P29">Importante</text:p>
          </table:table-cell>
          <table:table-cell table:style-name="Tabela8.A1" office:value-type="string">
            <text:p text:style-name="P28">◻</text:p>
          </table:table-cell>
          <table:table-cell table:style-name="Tabela8.A1" office:value-type="string">
            <text:p text:style-name="P29">Desejável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2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2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2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Arial Unicode MS2" style:font-family-complex="'Arial Unicode MS'" style:font-family-generic-complex="system" style:font-pitch-complex="variable" style:font-size-complex="12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loext:graphic-properties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language="pt" fo:country="PT" fo:font-style="normal" style:text-underline-style="none" fo:font-weight="normal" style:letter-kerning="false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Cabeçalho_20_e_20_Rodapé" style:display-name="Cabeçalho e Rodapé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itulo" style:family="paragraph" style:next-style-name="versao" style:default-outline-level="">
      <loext:graphic-properties draw:fill-color="#ffffff"/>
      <style:paragraph-properties fo:margin-left="0cm" fo:margin-right="0cm" fo:margin-top="9.313cm" fo:margin-bottom="0.106cm" loext:contextual-spacing="false" fo:line-height="100%" fo:text-align="end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pt" fo:country="PT" fo:font-style="normal" style:text-underline-style="none" fo:font-weight="bold" style:letter-kerning="false" style:font-name-asian="Arial Unicode MS2" style:font-family-asian="'Arial Unicode MS'" style:font-family-generic-asian="system" style:font-pitch-asian="variable" style:font-size-asian="18pt" style:font-style-asian="normal" style:font-weight-asian="bold" style:font-name-complex="Arial Unicode MS2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versao" style:family="paragraph" style:next-style-name="Standard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pt" fo:country="PT" fo:font-style="normal" style:text-underline-style="none" fo:font-weight="bold" style:letter-kerning="false" style:font-name-asian="Arial Unicode MS2" style:font-family-asian="'Arial Unicode MS'" style:font-family-generic-asian="system" style:font-pitch-asian="variable" style:font-size-asian="14pt" style:font-style-asian="normal" style:font-weight-asian="bold" style:font-name-complex="Arial Unicode MS2" style:font-family-complex="'Arial Unicode MS'" style:font-family-generic-complex="system" style:font-pitch-complex="variable" style:font-size-complex="14pt" style:font-style-complex="normal" style:font-weight-complex="bold" fo:hyphenate="true" fo:hyphenation-remain-char-count="2" fo:hyphenation-push-char-count="2"/>
    </style:style>
    <style:style style:name="Tabletext" style:family="paragraph" style:default-outline-level="">
      <loext:graphic-properties draw:fill-color="#ffffff"/>
      <style:paragraph-properties fo:margin-left="0.501cm" fo:margin-right="0cm" fo:margin-top="0.106cm" fo:margin-bottom="0.106cm" loext:contextual-spacing="false" style:line-height-at-least="0.423cm" fo:text-align="start" style:justify-single-word="false" fo:keep-together="always" fo:orphans="0" fo:widows="0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language="en" fo:country="US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0pt" style:font-style-asian="normal" style:font-weight-asian="normal" style:font-name-complex="Arial Unicode MS2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class="extra">
      <loext:graphic-properties draw:fill-color="#ffffff"/>
      <style:paragraph-properties fo:margin-left="0cm" fo:margin-right="0cm" fo:margin-top="0.106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8pt" fo:letter-spacing="normal" fo:language="pt" fo:country="PT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8pt" style:font-style-asian="normal" style:font-weight-asian="normal" style:font-name-complex="Arial Unicode MS2" style:font-family-complex="'Arial Unicode MS'" style:font-family-generic-complex="system" style:font-pitch-complex="variable" style:font-size-complex="8pt" style:font-style-complex="normal" style:font-weight-complex="normal" fo:hyphenate="true" fo:hyphenation-remain-char-count="2" fo:hyphenation-push-char-count="2"/>
    </style:style>
    <style:style style:name="conteudo" style:family="paragraph" style:default-outline-level="">
      <loext:graphic-properties draw:fill-color="#ffffff"/>
      <style:paragraph-properties fo:margin-left="0cm" fo:margin-right="0cm" fo:margin-top="0.635cm" fo:margin-bottom="0.212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pt" fo:country="PT" fo:font-style="normal" style:text-underline-style="none" fo:font-weight="bold" style:letter-kerning="false" style:font-name-asian="Arial Unicode MS2" style:font-family-asian="'Arial Unicode MS'" style:font-family-generic-asian="system" style:font-pitch-asian="variable" style:font-size-asian="14pt" style:font-style-asian="normal" style:font-weight-asian="bold" style:font-name-complex="Arial Unicode MS2" style:font-family-complex="'Arial Unicode MS'" style:font-family-generic-complex="system" style:font-pitch-complex="variable" style:font-size-complex="14pt" style:font-style-complex="normal" style:font-weight-complex="bold" fo:hyphenate="true" fo:hyphenation-remain-char-count="2" fo:hyphenation-push-char-count="2"/>
    </style:style>
    <style:style style:name="Contents_20_1" style:display-name="Contents 1" style:family="paragraph" style:parent-style-name="Standard" style:default-outline-level="" style:class="index">
      <loext:graphic-properties draw:fill-color="#ffffff"/>
      <style:paragraph-properties fo:margin-left="0.847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53cm" style:type="right" style:leader-style="dotted" style:leader-text=".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PT" fo:font-style="italic" style:text-underline-style="none" fo:font-weight="normal" style:letter-kerning="false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fo:hyphenate="true" fo:hyphenation-remain-char-count="2" fo:hyphenation-push-char-count="2"/>
    </style:style>
    <style:style style:name="Requisito" style:family="paragraph" style:next-style-name="Standard" style:default-outline-level="1" style:list-style-name="">
      <loext:graphic-properties draw:fill-color="#ffffff"/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padding="0cm" fo:border="0.51pt solid #000000" fo:keep-with-next="always" style:writing-mode="lr-tb">
        <style:tab-stops>
          <style:tab-stop style:position="1.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letter-spacing="normal" fo:language="pt" fo:country="PT" fo:font-style="normal" style:text-underline-style="none" fo:font-weight="bold" style:letter-kerning="false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default-outline-level="" style:class="index">
      <loext:graphic-properties draw:fill-color="#ffffff"/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0.751cm"/>
          <style:tab-stop style:position="1cm"/>
          <style:tab-stop style:position="15.953cm" style:type="right" style:leader-style="dotted" style:leader-text=".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style:text-underline-style="none" fo:font-weight="bold" style:letter-kerning="false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2" style:list-style-name="" style:class="text">
      <loext:graphic-properties draw:fill="solid" draw:fill-color="#f2f2f2"/>
      <style:paragraph-properties fo:margin-left="0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#f2f2f2" fo:padding="0cm" fo:border="0.51pt solid #000000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pt" fo:country="PT" fo:font-style="normal" style:text-underline-style="none" fo:font-weight="bold" style:letter-kerning="true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style-complex="normal" style:font-weight-complex="bold" fo:hyphenate="true" fo:hyphenation-remain-char-count="2" fo:hyphenation-push-char-count="2"/>
    </style:style>
    <style:style style:name="Contents_20_3" style:display-name="Contents 3" style:family="paragraph" style:parent-style-name="Standard" style:default-outline-level="" style:class="index">
      <loext:graphic-properties draw:fill-color="#ffffff"/>
      <style:paragraph-properties fo:margin-left="0.423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.27cm"/>
          <style:tab-stop style:position="15.953cm" style:type="right" style:leader-style="dotted" style:leader-text="."/>
        </style:tab-stops>
      </style:paragraph-properties>
      <style:text-properties fo:font-variant="small-caps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P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3" style:list-style-name="" style:class="text">
      <loext:graphic-properties draw:fill-color="#ffffff"/>
      <style:paragraph-properties fo:margin-left="0cm" fo:margin-right="0cm" fo:margin-top="0.423cm" fo:margin-bottom="0.106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3pt" fo:letter-spacing="normal" fo:language="pt" fo:country="PT" fo:font-style="normal" style:text-underline-style="none" fo:font-weight="bold" style:letter-kerning="false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Contents_20_4" style:display-name="Contents 4" style:family="paragraph" style:parent-style-name="Standard" style:default-outline-level="" style:class="index">
      <loext:graphic-properties draw:fill-color="#ffffff"/>
      <style:paragraph-properties fo:margin-left="0.847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2.328cm"/>
          <style:tab-stop style:position="15.953cm" style:type="right" style:leader-style="dotted" style:leader-text=".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PT" fo:font-style="italic" style:text-underline-style="none" fo:font-weight="normal" style:letter-kerning="false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4" style:list-style-name="" style:class="text">
      <loext:graphic-properties draw:fill-color="#ffffff"/>
      <style:paragraph-properties fo:margin-left="0cm" fo:margin-right="0cm" fo:margin-top="0.423cm" fo:margin-bottom="0.106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lways" style:writing-mode="lr-tb">
        <style:tab-stops>
          <style:tab-stop style:position="1.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letter-spacing="normal" fo:language="pt" fo:country="PT" fo:font-style="normal" style:text-underline-style="none" fo:font-weight="bold" style:letter-kerning="false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Com_20_marcadores" style:display-name="Com marcadores" style:family="paragraph" style:default-outline-level="">
      <loext:graphic-properties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2pt" style:font-style-asian="normal" style:font-weight-asian="normal" style:font-name-complex="Arial Unicode MS2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Corpo_20_de_20_texto_20_3" style:display-name="Corpo de texto 3" style:family="paragraph" style:default-outline-level="">
      <loext:graphic-properties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ff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2pt" style:font-style-asian="normal" style:font-weight-asian="normal" style:font-name-complex="Arial Unicode MS2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letter-kerning="false" style:font-style-asian="italic" style:font-style-complex="italic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2" style:display-name="ListLabel 10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4" style:display-name="ListLabel 10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5" style:display-name="ListLabel 10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6" style:display-name="ListLabel 10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7" style:display-name="ListLabel 10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8" style:display-name="ListLabel 10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2" style:font-family-asian="'Arial Unicode MS'" style:font-family-generic-asian="system" style:font-pitch-asian="variable" style:font-style-asian="normal" style:font-weight-asian="normal" style:font-name-complex="Arial Unicode MS2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9" style:display-name="ListLabel 10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0" style:display-name="ListLabel 11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1" style:display-name="ListLabel 11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2" style:display-name="ListLabel 11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3" style:display-name="ListLabel 11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4" style:display-name="ListLabel 11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5" style:display-name="ListLabel 11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6" style:display-name="ListLabel 11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7" style:display-name="ListLabel 117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7" style:display-name="ListLabel 12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8" style:display-name="ListLabel 1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9" style:display-name="ListLabel 12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0" style:display-name="ListLabel 13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1" style:display-name="ListLabel 13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2" style:display-name="ListLabel 13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3" style:display-name="ListLabel 13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4" style:display-name="ListLabel 13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5" style:display-name="ListLabel 13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6" style:display-name="ListLabel 1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7" style:display-name="ListLabel 13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8" style:display-name="ListLabel 13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9" style:display-name="ListLabel 13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0" style:display-name="ListLabel 14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1" style:display-name="ListLabel 14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2" style:display-name="ListLabel 14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3" style:display-name="ListLabel 14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4" style:display-name="ListLabel 14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Importado_20_1" style:display-name="Estilo Importado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Importado_20_3" style:display-name="Estilo Importado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51cm" fo:text-indent="-0.893cm" fo:margin-left="0.893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058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text:list-tab-stop-position="0.751cm" fo:text-indent="-0.893cm" fo:margin-left="0.893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058cm" fo:margin-left="1.905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text:list-tab-stop-position="0.751cm" fo:text-indent="-0.893cm" fo:margin-left="0.893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fo:text-indent="-1.058cm" fo:margin-left="1.905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751cm" fo:text-indent="-0.543cm" fo:margin-left="0.543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977cm" fo:margin-left="1.401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0.751cm" fo:text-indent="-0.543cm" fo:margin-left="0.543cm"/>
        </style:list-level-properties>
      </text:list-level-style-number>
      <text:list-level-style-number text:level="2" text:style-name="ListLabel_20_38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977cm" fo:margin-left="1.40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>
          <style:list-level-label-alignment text:label-followed-by="nothing" fo:text-indent="-0.961cm" fo:margin-left="1.3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4">
        <style:list-level-properties text:list-level-position-and-space-mode="label-alignment">
          <style:list-level-label-alignment text:label-followed-by="listtab" text:list-tab-stop-position="0.751cm" fo:text-indent="-0.893cm" fo:margin-left="0.893cm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61cm" fo:margin-left="1.385cm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>
          <style:list-level-label-alignment text:label-followed-by="listtab" fo:text-indent="-1.058cm" fo:margin-left="1.905cm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>
          <style:list-level-label-alignment text:label-followed-by="nothing" fo:text-indent="-1.041cm" fo:margin-left="1.8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-1.249cm" fo:margin-left="1.249cm"/>
        </style:list-level-properties>
        <style:text-properties style:font-name="Arial Unicode MS1"/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-1.249cm" fo:margin-left="2.519cm"/>
        </style:list-level-properties>
        <style:text-properties style:font-name="Arial Unicode MS1"/>
      </text:list-level-style-bullet>
      <text:list-level-style-bullet text:level="3" text:style-name="ListLabel_20_75" style:num-suffix="➢" text:bullet-char="➢">
        <style:list-level-properties text:list-level-position-and-space-mode="label-alignment">
          <style:list-level-label-alignment text:label-followed-by="listtab" fo:text-indent="-1.249cm" fo:margin-left="3.789cm"/>
        </style:list-level-properties>
        <style:text-properties style:font-name="Arial Unicode MS1"/>
      </text:list-level-style-bullet>
      <text:list-level-style-bullet text:level="4" text:style-name="ListLabel_20_76" style:num-suffix="➢" text:bullet-char="➢">
        <style:list-level-properties text:list-level-position-and-space-mode="label-alignment">
          <style:list-level-label-alignment text:label-followed-by="listtab" fo:text-indent="-1.249cm" fo:margin-left="5.059cm"/>
        </style:list-level-properties>
        <style:text-properties style:font-name="Arial Unicode MS1"/>
      </text:list-level-style-bullet>
      <text:list-level-style-bullet text:level="5" text:style-name="ListLabel_20_77" style:num-suffix="➢" text:bullet-char="➢">
        <style:list-level-properties text:list-level-position-and-space-mode="label-alignment">
          <style:list-level-label-alignment text:label-followed-by="listtab" fo:text-indent="-1.249cm" fo:margin-left="6.329cm"/>
        </style:list-level-properties>
        <style:text-properties style:font-name="Arial Unicode MS1"/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1.249cm" fo:margin-left="7.599cm"/>
        </style:list-level-properties>
        <style:text-properties style:font-name="Arial Unicode MS1"/>
      </text:list-level-style-bullet>
      <text:list-level-style-bullet text:level="7" text:style-name="ListLabel_20_79" style:num-suffix="➢" text:bullet-char="➢">
        <style:list-level-properties text:list-level-position-and-space-mode="label-alignment">
          <style:list-level-label-alignment text:label-followed-by="listtab" fo:text-indent="-1.249cm" fo:margin-left="8.869cm"/>
        </style:list-level-properties>
        <style:text-properties style:font-name="Arial Unicode MS1"/>
      </text:list-level-style-bullet>
      <text:list-level-style-bullet text:level="8" text:style-name="ListLabel_20_80" style:num-suffix="➢" text:bullet-char="➢">
        <style:list-level-properties text:list-level-position-and-space-mode="label-alignment">
          <style:list-level-label-alignment text:label-followed-by="listtab" fo:text-indent="-1.249cm" fo:margin-left="10.139cm"/>
        </style:list-level-properties>
        <style:text-properties style:font-name="Arial Unicode MS1"/>
      </text:list-level-style-bullet>
      <text:list-level-style-bullet text:level="9" text:style-name="ListLabel_20_81" style:num-suffix="➢" text:bullet-char="➢">
        <style:list-level-properties text:list-level-position-and-space-mode="label-alignment">
          <style:list-level-label-alignment text:label-followed-by="listtab" fo:text-indent="-1.249cm" fo:margin-left="11.409cm"/>
        </style:list-level-properties>
        <style:text-properties style:font-name="Arial Unicode M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1.249cm" fo:margin-left="1.249cm"/>
        </style:list-level-properties>
        <style:text-properties style:font-name="Arial Unicode MS1"/>
      </text:list-level-style-bullet>
      <text:list-level-style-bullet text:level="2" text:style-name="ListLabel_20_83" style:num-suffix="➢" text:bullet-char="➢">
        <style:list-level-properties text:list-level-position-and-space-mode="label-alignment">
          <style:list-level-label-alignment text:label-followed-by="listtab" fo:text-indent="-1.249cm" fo:margin-left="2.519cm"/>
        </style:list-level-properties>
        <style:text-properties style:font-name="Arial Unicode MS1"/>
      </text:list-level-style-bullet>
      <text:list-level-style-bullet text:level="3" text:style-name="ListLabel_20_84" style:num-suffix="➢" text:bullet-char="➢">
        <style:list-level-properties text:list-level-position-and-space-mode="label-alignment">
          <style:list-level-label-alignment text:label-followed-by="listtab" fo:text-indent="-1.249cm" fo:margin-left="3.789cm"/>
        </style:list-level-properties>
        <style:text-properties style:font-name="Arial Unicode MS1"/>
      </text:list-level-style-bullet>
      <text:list-level-style-bullet text:level="4" text:style-name="ListLabel_20_85" style:num-suffix="➢" text:bullet-char="➢">
        <style:list-level-properties text:list-level-position-and-space-mode="label-alignment">
          <style:list-level-label-alignment text:label-followed-by="listtab" fo:text-indent="-1.249cm" fo:margin-left="5.059cm"/>
        </style:list-level-properties>
        <style:text-properties style:font-name="Arial Unicode MS1"/>
      </text:list-level-style-bullet>
      <text:list-level-style-bullet text:level="5" text:style-name="ListLabel_20_86" style:num-suffix="➢" text:bullet-char="➢">
        <style:list-level-properties text:list-level-position-and-space-mode="label-alignment">
          <style:list-level-label-alignment text:label-followed-by="listtab" fo:text-indent="-1.249cm" fo:margin-left="6.329cm"/>
        </style:list-level-properties>
        <style:text-properties style:font-name="Arial Unicode MS1"/>
      </text:list-level-style-bullet>
      <text:list-level-style-bullet text:level="6" text:style-name="ListLabel_20_87" style:num-suffix="➢" text:bullet-char="➢">
        <style:list-level-properties text:list-level-position-and-space-mode="label-alignment">
          <style:list-level-label-alignment text:label-followed-by="listtab" fo:text-indent="-1.249cm" fo:margin-left="7.599cm"/>
        </style:list-level-properties>
        <style:text-properties style:font-name="Arial Unicode MS1"/>
      </text:list-level-style-bullet>
      <text:list-level-style-bullet text:level="7" text:style-name="ListLabel_20_88" style:num-suffix="➢" text:bullet-char="➢">
        <style:list-level-properties text:list-level-position-and-space-mode="label-alignment">
          <style:list-level-label-alignment text:label-followed-by="listtab" fo:text-indent="-1.249cm" fo:margin-left="8.869cm"/>
        </style:list-level-properties>
        <style:text-properties style:font-name="Arial Unicode MS1"/>
      </text:list-level-style-bullet>
      <text:list-level-style-bullet text:level="8" text:style-name="ListLabel_20_89" style:num-suffix="➢" text:bullet-char="➢">
        <style:list-level-properties text:list-level-position-and-space-mode="label-alignment">
          <style:list-level-label-alignment text:label-followed-by="listtab" fo:text-indent="-1.249cm" fo:margin-left="10.139cm"/>
        </style:list-level-properties>
        <style:text-properties style:font-name="Arial Unicode MS1"/>
      </text:list-level-style-bullet>
      <text:list-level-style-bullet text:level="9" text:style-name="ListLabel_20_90" style:num-suffix="➢" text:bullet-char="➢">
        <style:list-level-properties text:list-level-position-and-space-mode="label-alignment">
          <style:list-level-label-alignment text:label-followed-by="listtab" fo:text-indent="-1.249cm" fo:margin-left="11.409cm"/>
        </style:list-level-properties>
        <style:text-properties style:font-name="Arial Unicode M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 text:start-value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9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4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96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97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98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99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75cm" fo:margin-left="2cm"/>
        </style:list-level-properties>
        <style:text-properties style:font-name="Arial Unicode MS1"/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-0.75cm" fo:margin-left="2.02cm"/>
        </style:list-level-properties>
        <style:text-properties style:font-name="Arial Unicode MS1"/>
      </text:list-level-style-bullet>
      <text:list-level-style-bullet text:level="3" text:style-name="ListLabel_20_102" style:num-suffix="➢" text:bullet-char="➢">
        <style:list-level-properties text:list-level-position-and-space-mode="label-alignment">
          <style:list-level-label-alignment text:label-followed-by="listtab" fo:text-indent="-0.75cm" fo:margin-left="3.29cm"/>
        </style:list-level-properties>
        <style:text-properties style:font-name="Arial Unicode MS1"/>
      </text:list-level-style-bullet>
      <text:list-level-style-bullet text:level="4" text:style-name="ListLabel_20_103" style:num-suffix="➢" text:bullet-char="➢">
        <style:list-level-properties text:list-level-position-and-space-mode="label-alignment">
          <style:list-level-label-alignment text:label-followed-by="listtab" fo:text-indent="-0.75cm" fo:margin-left="4.56cm"/>
        </style:list-level-properties>
        <style:text-properties style:font-name="Arial Unicode MS1"/>
      </text:list-level-style-bullet>
      <text:list-level-style-bullet text:level="5" text:style-name="ListLabel_20_104" style:num-suffix="➢" text:bullet-char="➢">
        <style:list-level-properties text:list-level-position-and-space-mode="label-alignment">
          <style:list-level-label-alignment text:label-followed-by="listtab" fo:text-indent="-0.75cm" fo:margin-left="5.83cm"/>
        </style:list-level-properties>
        <style:text-properties style:font-name="Arial Unicode MS1"/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75cm" fo:margin-left="7.1cm"/>
        </style:list-level-properties>
        <style:text-properties style:font-name="Arial Unicode MS1"/>
      </text:list-level-style-bullet>
      <text:list-level-style-bullet text:level="7" text:style-name="ListLabel_20_106" style:num-suffix="➢" text:bullet-char="➢">
        <style:list-level-properties text:list-level-position-and-space-mode="label-alignment">
          <style:list-level-label-alignment text:label-followed-by="listtab" fo:text-indent="-0.75cm" fo:margin-left="8.37cm"/>
        </style:list-level-properties>
        <style:text-properties style:font-name="Arial Unicode MS1"/>
      </text:list-level-style-bullet>
      <text:list-level-style-bullet text:level="8" text:style-name="ListLabel_20_107" style:num-suffix="➢" text:bullet-char="➢">
        <style:list-level-properties text:list-level-position-and-space-mode="label-alignment">
          <style:list-level-label-alignment text:label-followed-by="listtab" fo:text-indent="-0.75cm" fo:margin-left="9.64cm"/>
        </style:list-level-properties>
        <style:text-properties style:font-name="Arial Unicode MS1"/>
      </text:list-level-style-bullet>
      <text:list-level-style-bullet text:level="9" text:style-name="ListLabel_20_108" style:num-suffix="➢" text:bullet-char="➢">
        <style:list-level-properties text:list-level-position-and-space-mode="label-alignment">
          <style:list-level-label-alignment text:label-followed-by="listtab" fo:text-indent="-0.75cm" fo:margin-left="10.91cm"/>
        </style:list-level-properties>
        <style:text-properties style:font-name="Arial Unicode M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 text:start-value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12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113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114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115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116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117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list-level-style-number>
      <text:list-level-style-number text:level="2" text:style-name="ListLabel_20_128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0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131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132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133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134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135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 text:start-value="4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>
          <style:list-level-label-alignment text:label-followed-by="nothing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-left="none" fo:border-right="none" fo:border-top="none" fo:border-bottom="0.74pt solid #000000"/>
      <style:text-properties style:font-name="Arial" fo:font-size="10pt" fo:language="pt" fo:country="PT" style:font-size-asian="10pt" style:font-size-complex="10pt"/>
    </style:style>
    <style:style style:name="MP2" style:family="paragraph" style:parent-style-name="Header">
      <style:paragraph-properties fo:margin-top="0cm" fo:margin-bottom="0cm" loext:contextual-spacing="false"/>
    </style:style>
    <style:style style:name="MP3" style:family="paragraph" style:parent-style-name="Cabeçalho_20_e_20_Rodapé">
      <style:paragraph-properties fo:text-align="start" style:justify-single-word="false" style:writing-mode="lr-tb"/>
    </style:style>
    <style:style style:name="MP4" style:family="paragraph" style:parent-style-name="Footer">
      <style:paragraph-properties fo:margin-left="0cm" fo:margin-right="0cm" fo:text-align="start" style:justify-single-word="false" fo:text-indent="0cm" style:auto-text-indent="false" style:writing-mode="lr-tb"/>
      <style:text-properties fo:language="pt" fo:country="PT"/>
    </style:style>
    <style:style style:name="MP5" style:family="paragraph" style:parent-style-name="Footer">
      <style:paragraph-properties fo:margin-left="0cm" fo:margin-right="0cm" fo:text-align="start" style:justify-single-word="false" fo:text-indent="0cm" style:auto-text-indent="false" style:writing-mode="lr-tb"/>
    </style:style>
    <style:style style:name="MP6" style:family="paragraph" style:parent-style-name="Footer">
      <style:paragraph-properties fo:margin-left="0cm" fo:margin-right="0cm" fo:text-align="end" style:justify-single-word="false" fo:text-indent="0cm" style:auto-text-indent="false" style:writing-mode="lr-tb"/>
    </style:style>
    <style:style style:name="MP7" style:family="paragraph" style:parent-style-name="Footer">
      <style:paragraph-properties fo:margin-left="0cm" fo:margin-right="0cm" fo:text-align="end" style:justify-single-word="false" fo:text-indent="0cm" style:auto-text-indent="false" style:writing-mode="lr-tb"/>
      <style:text-properties fo:language="pt" fo:country="PT"/>
    </style:style>
    <style:style style:name="MT1" style:family="text">
      <style:text-properties fo:language="pt" fo:country="PT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>Acta Brasil Informática</text:p>
        <text:p text:style-name="MP2"/>
        <text:p text:style-name="Header"/>
      </style:header>
      <style:footer>
        <text:p text:style-name="MP3"/>
      </style:footer>
    </style:master-page>
    <style:master-page style:name="Converted1" style:page-layout-name="Mpm1">
      <style:header>
        <text:p text:style-name="MP3"/>
      </style:header>
      <style:footer>
        <text:p text:style-name="Footer"/>
      </style:footer>
    </style:master-page>
    <style:master-page style:name="Converted2" style:page-layout-name="Mpm2" style:next-style-name="Converted1">
      <style:header>
        <text:p text:style-name="MP3"/>
      </style:header>
    </style:master-page>
    <style:master-page style:name="First_20_Page" style:display-name="First Page" style:page-layout-name="Mpm3" style:next-style-name="Standard"/>
    <style:master-page style:name="Converted3" style:page-layout-name="Mpm1">
      <style:header>
        <text:p text:style-name="MP3"/>
      </style:header>
      <style:footer>
        <text:p text:style-name="MP4">Documento de Requisitos</text:p>
        <text:p text:style-name="MP5"><text:span text:style-name="MT1">Arquivo: Descrição Requisitos MRAN</text:span><text:file-name text:display="name-and-extension">Descrição Requisitos.odt</text:file-name></text:p>
        <text:p text:style-name="MP6"><text:tab/><text:span text:style-name="MT1">Página </text:span><text:span text:style-name="MT1"><text:page-number text:select-page="current">3</text:page-number></text:span><text:span text:style-name="MT1"> de </text:span><text:span text:style-name="MT1"><text:page-count>7</text:page-count></text:span></text:p>
        <text:p text:style-name="MP7"><text:tab/></text:p>
      </style:footer>
    </style:master-page>
    <style:master-page style:name="Converted4" style:page-layout-name="Mpm1">
      <style:header>
        <text:p text:style-name="MP3"/>
      </style:header>
      <style:footer>
        <text:p text:style-name="MP4">Documento de Requisitos</text:p>
        <text:p text:style-name="MP5"><text:span text:style-name="MT1">Arquivo: Descrição Requisitos MRAN</text:span><text:file-name text:display="name-and-extension">Descrição Requisitos.odt</text:file-name></text:p>
        <text:p text:style-name="MP6"><text:tab/><text:span text:style-name="MT1">Página </text:span><text:span text:style-name="MT1"><text:page-number text:select-page="current">7</text:page-number></text:span><text:span text:style-name="MT1"> de </text:span><text:span text:style-name="MT1"><text:page-count>7</text:page-count></text:span></text:p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08:19:44.206273078</dc:date>
    <meta:editing-duration>PT2M12S</meta:editing-duration>
    <meta:editing-cycles>2</meta:editing-cycles>
    <meta:generator>LibreOffice/5.1.6.2$Linux_X86_64 LibreOffice_project/10m0$Build-2</meta:generator>
    <meta:document-statistic meta:table-count="8" meta:image-count="0" meta:object-count="0" meta:page-count="7" meta:paragraph-count="142" meta:word-count="1032" meta:character-count="6643" meta:non-whitespace-character-count="5757"/>
  </office:meta>
</office:document-meta>
</file>